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officeooo:rsid="0007c7b8" officeooo:paragraph-rsid="001be05a" style:font-size-asian="12pt" style:font-size-complex="12pt"/>
    </style:style>
    <style:style style:name="P2" style:family="paragraph" style:parent-style-name="Standard">
      <style:paragraph-properties fo:line-height="150%"/>
      <style:text-properties officeooo:rsid="0007c7b8" officeooo:paragraph-rsid="001be05a"/>
    </style:style>
    <style:style style:name="P3" style:family="paragraph" style:parent-style-name="Standard">
      <style:paragraph-properties fo:line-height="150%"/>
      <style:text-properties style:font-name="Arial" fo:font-size="12pt" officeooo:rsid="000429f5" officeooo:paragraph-rsid="001be05a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paragraph-rsid="001be05a" style:font-size-asian="12pt" style:font-weight-asian="bold" style:font-size-complex="12pt" style:font-weight-complex="bold"/>
    </style:style>
    <style:style style:name="P5" style:family="paragraph" style:parent-style-name="Text_20_body">
      <style:text-properties officeooo:paragraph-rsid="001be05a"/>
    </style:style>
    <style:style style:name="P6" style:family="paragraph" style:parent-style-name="Text_20_body" style:list-style-name="L2">
      <style:text-properties officeooo:paragraph-rsid="001be05a"/>
    </style:style>
    <style:style style:name="P7" style:family="paragraph" style:parent-style-name="Text_20_body" style:list-style-name="L1"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1be0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e05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e05a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1be05a" style:font-weight-asian="normal" style:font-weight-complex="normal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be05a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7c7b8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e05a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fo:font-weight="normal" officeooo:rsid="0007c7b8" style:font-size-asian="12pt" style:font-weight-asian="normal" style:font-size-complex="12pt" style:font-weight-complex="normal"/>
    </style:style>
    <style:style style:name="T16" style:family="text">
      <style:text-properties officeooo:rsid="000429f5"/>
    </style:style>
    <style:style style:name="T17" style:family="text">
      <style:text-properties style:font-name="Ari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be05a" style:font-size-asian="12pt" style:font-weight-asian="normal" style:font-size-complex="12pt" style:font-weight-complex="normal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weight="normal" officeooo:rsid="001be05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ício<text:span text:style-name="T16">s CLP (0,25 Ponto)</text:span></text:p>
      <text:p text:style-name="P3"/>
      <text:p text:style-name="P2"><text:span text:style-name="T14">Enviar para o e-mail: </text:span><text:a xlink:type="simple" xlink:href="mailto:viniciusmadureira@outlook.com" text:style-name="Internet_20_link" text:visited-style-name="Visited_20_Internet_20_Link"><text:span text:style-name="T14">viniciusmadureira@outlook.com</text:span></text:a><text:span text:style-name="T14">.</text:span></text:p>
      <text:p text:style-name="P1"><text:span text:style-name="Strong_20_Emphasis"><text:span text:style-name="T21">Data limite: </text:span></text:span><text:span text:style-name="Strong_20_Emphasis"><text:span text:style-name="T22">10</text:span></text:span><text:span text:style-name="Strong_20_Emphasis"><text:span text:style-name="T21">/11/2018.</text:span></text:span></text:p>
      <text:p text:style-name="P5"><text:span text:style-name="Strong_20_Emphasis"><text:span text:style-name="T20"/></text:span></text:p>
      <text:p text:style-name="P5"><text:span text:style-name="Strong_20_Emphasis"><text:span text:style-name="T20">Disponível em: &lt;https://www.somatematica.com.br/fundam/regra3c.php&gt;</text:span></text:span></text:p>
      <text:list xml:id="list8751094268818575967" text:style-name="L1">
        <text:list-item>
          <text:p text:style-name="P7"><text:span text:style-name="T4">Três torneiras enchem uma piscina em 10 horas. Quantas horas levarão 10 torneiras para encher 2 piscinas?</text:span></text:p>
        </text:list-item>
        <text:list-item>
          <text:p text:style-name="P7"><text:span text:style-name="T4">Uma equipe composta de 15 homens extrai, em 30 dias, 3,6 toneladas de carvão. Se for aumentada para 20 homens, em quantos dias conseguirão extrair 5,6 toneladas de carvão?</text:span></text:p>
        </text:list-item>
        <text:list-item>
          <text:p text:style-name="P7"><text:span text:style-name="T4">Vinte operários, trabalhando 8 horas por dia, gastam 18 dias para construir um muro de 300m. Quanto tempo levará uma turma de 16 operários, trabalhando 9 horas por dia, para construir um muro de 225m?</text:span></text:p>
        </text:list-item>
        <text:list-item>
          <text:p text:style-name="P7"><text:span text:style-name="T4">Um caminhoneiro entrega uma carga em um mês, viajando 8 horas por dia, a uma velocidade média de 50 km/h. Quantas horas por dia ele deveria viajar para entregar essa carga em 20 dias, a uma velocidade média de 60 km/h?</text:span></text:p>
        </text:list-item>
        <text:list-item>
          <text:p text:style-name="P7"><text:span text:style-name="T4">Com uma certa quantidade de fio, uma fábrica produz 5400m de tecido com 90cm de largura em 50 minutos. Quantos metros de tecido, com 1 metro e 20 centímetros de largura, seriam produzidos em 25 minutos?</text:span></text:p>
        </text:list-item>
      </text:list>
      <text:p text:style-name="Text_20_body"><text:span text:style-name="Strong_20_Emphasis"><text:span text:style-name="T19"/></text:span></text:p>
      <text:p text:style-name="P5"><text:span text:style-name="Strong_20_Emphasis"><text:span text:style-name="T20">Disponível em: &lt;https://exercicios.brasilescola.uol.com.br/exercicios-matematica/exercicios-sobre-regra-tres-composta.htm&gt;</text:span></text:span></text:p>
      <text:list xml:id="list3337854006601761491" text:style-name="L2">
        <text:list-item>
          <text:p text:style-name="P6"><text:span text:style-name="Strong_20_Emphasis"><text:span text:style-name="T19">(Unifor–CE) </text:span></text:span><text:span text:style-name="T19">Se 6 impressoras iguais produzem 1000 panfletos em 40 minutos, em quanto tempo 3 dessas impressoras produziriam 2000 desses panfletos?</text:span></text:p>
        </text:list-item>
        <text:list-item>
          <text:p text:style-name="P6"><text:span text:style-name="Strong_20_Emphasis"><text:span text:style-name="T19">(UFMG) </text:span></text:span><text:span text:style-name="T19">Uma empresa tem 750 empregados e comprou marmitas individuais congeladas suficientes para o almoço deles durante 25 dias. Se essa empresa tivesse mais 500 empregados, a quantidade de marmitas adquiridas seria suficiente para quantos dias?</text:span></text:p>
        </text:list-item>
        <text:list-item>
          <text:p text:style-name="P6"><text:span text:style-name="Strong_20_Emphasis"><text:span text:style-name="T19">(Unifor–CE) </text:span></text:span><text:span text:style-name="T19">Um texto ocupa 6 páginas de 45 linhas cada uma, com 80 letras (ou espaços) em cada linha. Para torná-lo mais legível, diminui-se para 30 o número de linhas por página e para 40 o número de letras (ou espaços) por linha. Considerando as novas condições, determine o número de páginas ocupadas.</text:span></text:p>
        </text:list-item>
        <text:list-item>
          <text:p text:style-name="P6"><text:span text:style-name="Strong_20_Emphasis"><text:span text:style-name="T19">(UFRGS-RS) </text:span></text:span><text:span text:style-name="T19">Se foram empregados 4 kg de fios para tecer 14 m de uma maquete de fazenda com 80 cm de largura, quantos quilogramas serão necessários para produzir 350 m de uma maquete de fazenda com 120 cm largura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04:27:32.932020612</meta:creation-date>
    <dc:date>2018-11-03T05:55:08.939656308</dc:date>
    <meta:editing-duration>PT1H27M37S</meta:editing-duration>
    <meta:editing-cycles>2</meta:editing-cycles>
    <meta:generator>LibreOffice/5.0.6.2$Linux_x86 LibreOffice_project/00$Build-2</meta:generator>
    <meta:document-statistic meta:table-count="0" meta:image-count="0" meta:object-count="0" meta:page-count="1" meta:paragraph-count="14" meta:word-count="336" meta:character-count="2112" meta:non-whitespace-character-count="1801"/>
  </office:meta>
</office:document-meta>
</file>